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text:span text:style-name="T1"/></text:p>
            <text:p><text:span text:style-name="T1">- Coffee</text:span></text:p>
            <text:p>- Phone</text:p>
            <text:p><text:span text:style-name="T1">- MacBook</text:span></text:p>
            <text:p><text:span text:style-name="T1">- Flash drive</text:span></text:p>
            <text:p>- Paint brush</text:p>
            <text:p>- Tomato sauce box</text:p>
            <text:p><text:span text:style-name="T1">- Shut down and pack laptop</text:span></text:p>
            <text:p><text:span text:style-name="T1">- Fridge food: cottage cheese, 2x tomato sauce</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5"/>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8:05:40.320209907</dc:date>
    <meta:creation-date>2016-09-05T22:47:24Z</meta:creation-date>
    <meta:editing-cycles>1718</meta:editing-cycles>
    <meta:editing-duration>P37DT4H41M16S</meta:editing-duration>
    <meta:generator>LibreOffice/5.4.2.2.0$Linux_X86_64 LibreOffice_project/40m0$Build-2</meta:generator>
    <meta:document-statistic meta:table-count="4" meta:cell-count="4450" meta:object-count="0"/>
  </office:meta>
</office:document-meta>
</file>